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5006in" text:min-label-width="0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3in" text:min-label-width="0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5006in" text:min-label-width="0in"/>
      </text:list-level-style-number>
    </text:list-style>
    <style:style style:name="P1" style:parent-style-name="Normal" style:master-page-name="MP0" style:family="paragraph">
      <style:paragraph-properties fo:break-before="page" fo:margin-bottom="0in" style:line-height-at-least="0.0694in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" style:parent-style-name="Normal" style:family="paragraph">
      <style:paragraph-properties fo:margin-bottom="0in" style:line-height-at-least="0.0694in"/>
    </style:style>
    <style:style style:name="P4" style:parent-style-name="Normal" style:family="paragraph">
      <style:paragraph-properties fo:margin-bottom="0in" style:line-height-at-least="0.0694in"/>
    </style:style>
    <style:style style:name="P5" style:parent-style-name="Normal" style:family="paragraph">
      <style:paragraph-properties fo:margin-bottom="0in" style:line-height-at-least="0.0694in"/>
    </style:style>
    <style:style style:name="P6" style:parent-style-name="Normal" style:family="paragraph">
      <style:paragraph-properties fo:margin-bottom="0in" style:line-height-at-least="0.0694in"/>
    </style:style>
    <style:style style:name="P7" style:parent-style-name="Normal" style:family="paragraph">
      <style:paragraph-properties fo:margin-bottom="0in" style:line-height-at-least="0.0694in"/>
    </style:style>
    <style:style style:name="P8" style:parent-style-name="Normal" style:family="paragraph">
      <style:paragraph-properties fo:margin-bottom="0in" style:line-height-at-least="0.0694in"/>
    </style:style>
    <style:style style:name="P9" style:parent-style-name="Normal" style:family="paragraph">
      <style:paragraph-properties fo:text-align="center" fo:margin-bottom="0in" style:line-height-at-least="0.0694in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paragraph-properties fo:text-align="center" fo:margin-bottom="0in" style:line-height-at-least="0.0694in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Normal" style:family="paragraph">
      <style:paragraph-properties fo:margin-bottom="0in" style:line-height-at-least="0.0694in"/>
      <style:text-properties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paragraph-properties fo:margin-bottom="0in" style:line-height-at-least="0.0694in"/>
    </style:style>
    <style:style style:name="P15" style:parent-style-name="Normal" style:family="paragraph">
      <style:paragraph-properties fo:text-align="justify" fo:margin-bottom="0in" fo:line-height="150%"/>
    </style:style>
    <style:style style:name="T16" style:parent-style-name="DefaultParagraphFont" style:family="text">
      <style:text-properties style:language-asian="zh" style:country-asian="CN"/>
    </style:style>
    <style:style style:name="T17" style:parent-style-name="DefaultParagraphFont" style:family="text">
      <style:text-properties style:language-asian="zh" style:country-asian="CN"/>
    </style:style>
    <style:style style:name="P18" style:parent-style-name="Normal" style:family="paragraph">
      <style:paragraph-properties fo:text-align="justify" fo:margin-bottom="0in" fo:line-height="150%"/>
    </style:style>
    <style:style style:name="T19" style:parent-style-name="DefaultParagraphFont" style:family="text">
      <style:text-properties style:language-asian="zh" style:country-asian="CN"/>
    </style:style>
    <style:style style:name="P20" style:parent-style-name="Normal" style:family="paragraph">
      <style:paragraph-properties fo:margin-bottom="0in" style:line-height-at-least="0.0694in"/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paragraph-properties fo:margin-bottom="0in" style:line-height-at-least="0.0694in"/>
    </style:style>
    <style:style style:name="P22" style:parent-style-name="Normal" style:list-style-name="LFO1" style:family="paragraph">
      <style:paragraph-properties fo:margin-bottom="0in" style:line-height-at-least="0.0694in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Normal" style:list-style-name="LFO1" style:family="paragraph">
      <style:paragraph-properties fo:margin-bottom="0in" style:line-height-at-least="0.0694in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1" style:family="paragraph">
      <style:paragraph-properties fo:margin-bottom="0in" style:line-height-at-least="0.0694in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1" style:family="paragraph">
      <style:paragraph-properties fo:margin-bottom="0in" style:line-height-at-least="0.0694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paragraph-properties fo:margin-bottom="0in" style:line-height-at-least="0.0694in"/>
    </style:style>
    <style:style style:name="P31" style:parent-style-name="Normal" style:family="paragraph">
      <style:paragraph-properties fo:margin-bottom="0in" style:line-height-at-least="0.0694in"/>
      <style:text-properties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paragraph-properties fo:margin-bottom="0in" style:line-height-at-least="0.0694in"/>
    </style:style>
    <style:style style:name="P33" style:parent-style-name="Normal" style:family="paragraph">
      <style:paragraph-properties fo:text-align="justify" fo:margin-bottom="0in" style:line-height-at-least="0.0694in"/>
    </style:style>
    <style:style style:name="P34" style:parent-style-name="Normal" style:family="paragraph">
      <style:paragraph-properties fo:margin-bottom="0in" style:line-height-at-least="0.0694in"/>
    </style:style>
    <style:style style:name="P35" style:parent-style-name="Normal" style:family="paragraph">
      <style:paragraph-properties fo:margin-bottom="0in" style:line-height-at-least="0.0694in"/>
      <style:text-properties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paragraph-properties fo:margin-bottom="0in" style:line-height-at-least="0.0694in"/>
    </style:style>
    <style:style style:name="P37" style:parent-style-name="Normal" style:family="paragraph">
      <style:paragraph-properties fo:text-align="justify" fo:margin-bottom="0in" style:line-height-at-least="0.0694in"/>
    </style:style>
    <style:style style:name="P38" style:parent-style-name="Normal" style:family="paragraph">
      <style:paragraph-properties fo:margin-bottom="0in" style:line-height-at-least="0.0694in"/>
    </style:style>
    <style:style style:name="P39" style:parent-style-name="Normal" style:family="paragraph">
      <style:paragraph-properties fo:margin-bottom="0in" style:line-height-at-least="0.0694in"/>
      <style:text-properties fo:font-weight="bold" style:font-weight-asian="bold" style:font-weight-complex="bold" fo:font-size="12pt" style:font-size-asian="12pt" style:font-size-complex="12pt"/>
    </style:style>
    <style:style style:name="P40" style:parent-style-name="Normal" style:family="paragraph">
      <style:paragraph-properties fo:text-align="justify" fo:margin-bottom="0in" style:line-height-at-least="0.0694in"/>
    </style:style>
    <style:style style:name="P41" style:parent-style-name="ListParagraph" style:list-style-name="LFO2" style:family="paragraph">
      <style:paragraph-properties fo:text-align="justify" fo:margin-bottom="0in" style:line-height-at-least="0.0694in" fo:margin-left="0in" fo:text-indent="0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ListParagraph" style:list-style-name="LFO2" style:family="paragraph">
      <style:paragraph-properties fo:text-align="justify" fo:margin-bottom="0in" style:line-height-at-least="0.0694in" fo:margin-left="0in" fo:text-indent="0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ListParagraph" style:list-style-name="LFO2" style:family="paragraph">
      <style:paragraph-properties fo:text-align="justify" fo:margin-bottom="0in" style:line-height-at-least="0.0694in" fo:margin-left="0in" fo:text-indent="0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ListParagraph" style:list-style-name="LFO2" style:family="paragraph">
      <style:paragraph-properties fo:text-align="justify" fo:margin-bottom="0in" style:line-height-at-least="0.0694in" fo:margin-left="0in" fo:text-indent="0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48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Team Gold</text:span><text:tab/><text:tab/><text:tab/><text:tab/><text:tab/><text:tab/><text:tab/><text:tab/>Group Project Proposal</text:p>
      <text:p text:style-name="P3"><text:s text:c="2"/>Josh Kilgore<text:tab/><text:tab/><text:tab/><text:tab/><text:tab/><text:tab/><text:tab/><text:tab/>Software Engineering</text:p>
      <text:p text:style-name="P4"><text:s text:c="2"/>Obi <text:s/>Atueyi<text:tab/><text:tab/><text:tab/><text:tab/><text:tab/><text:tab/><text:tab/><text:tab/>Spring 2010</text:p>
      <text:p text:style-name="P5"><text:s text:c="2"/>Ye Tian</text:p>
      <text:p text:style-name="P6"><text:s text:c="2"/>Thomas Calloway</text:p>
      <text:p text:style-name="P7"/>
      <text:p text:style-name="P8"/>
      <text:p text:style-name="P9"><text:span text:style-name="T10">Duel Reality</text:span></text:p>
      <text:p text:style-name="P11"><text:span text:style-name="T12">“A 2D Turn-Based Battle Strategy Game”</text:span></text:p>
      <text:p text:style-name="P13"/>
      <text:p text:style-name="P14"/>
      <text:p text:style-name="P15"><text:tab/>This proposal is for a turn<text:span text:style-name="T16">-</text:span>based strategy game with a medieval-fantasy theme. <text:s/>Functional as a single player or local two player<text:span text:style-name="T17">s</text:span><text:s/>combat<text:s/>game, the game-play takes place on a two dimensional overhead map and grid. <text:s/>Players control a set of characters (units) that consists of 2D sprites with corresponding statistics such as health, attack power, attack range, and movement type. <text:s/>A new game or battle begins when a new map is loaded. <text:s/>A map consists of a simple image with a superimposed 2D grid. <text:s/>Enemy and friendly units will each fill squares on the grid. <text:s/>Players take turns with either each<text:s/>other or the PC by moving their units about the map and attacking the opposing team's units until one team has been annihilated. <text:s/>A turn will consist of a player or Artificial Intelligence (AI) moving and attacking with all of their units until all of their action points are spent. <text:s/>While the only available options are attack and move, varying <text:s/>attack power, attack range, and<text:s/>positioning<text:s/>between units will add a great deal of variability. <text:s/>A minimum of three different unit types will be supported, and each unit type will be visually discernible as to their type. <text:s/>Clicking on a visible unit will show that unit’s detailed status and any available actions for that turn. <text:s/>Enemy AI may act in one of three random modes: defensive, offensive or neutral.</text:p>
      <text:p text:style-name="P18"><text:tab/>The game content such as map and sprite data as well as player unit statistics will be saved in either a local or remote database. <text:s/>Each player will be able to create a unique log-in, providing a means to save the count and status of their units, score achieved, and maps played. <text:s text:c="3"/>A player may manually <text:s/>load different maps consisting of varied geographic features on which to play the game. <text:s/>Success in battles will allow players to improve the capabilities and status of their units by incrementing individual unit<text:s/><text:span text:style-name="T19">status</text:span><text:s/>via a “level up” dialog. <text:s/>Saving to the database will allow players to continue playing more difficult maps as their unit's increase in power. <text:s/>While the state of a particular map or battle may not be saved, the ability to save a total score and unit statistics will allow for continued game-play over long periods of time. <text:s/>Enemy AI units will increase in strength depending on the level of the map – although the map itself will be little more than a simple bitmap image.</text:p>
      <text:soft-page-break/>
      <text:p text:style-name="P20">Typical Unit Parameters</text:p>
      <text:p text:style-name="P21"/>
      <text:list text:style-name="LFO1" text:continue-numbering="true">
        <text:list-item>
          <text:p text:style-name="P22"><text:span text:style-name="T23">Hit Points</text:span>: the amount of damage that a unit may take before they are annihilated.</text:p>
        </text:list-item>
        <text:list-item>
          <text:p text:style-name="P24"><text:span text:style-name="T25">Attack Power</text:span>: <text:s/>the maximum damage that may be done from per attack.</text:p>
        </text:list-item>
        <text:list-item>
          <text:p text:style-name="P26"><text:span text:style-name="T27">Attack Range</text:span>: <text:s/>the distance from an enemy unit at which a unit may attack from.</text:p>
        </text:list-item>
        <text:list-item>
          <text:p text:style-name="P28"><text:span text:style-name="T29">Movement Rate</text:span>: <text:s/>the number of squares a unit may move in one turn.</text:p>
        </text:list-item>
      </text:list>
      <text:p text:style-name="P30"/>
      <text:p text:style-name="P31">Map Definition</text:p>
      <text:p text:style-name="P32"/>
      <text:p text:style-name="P33"><text:tab/>A map is a simple 2D image that is loaded into the game interface and on which a game grid is drawn. <text:s/>The term “map” may also refer to the 2D image and grid as well as all of the sprites and gaming object that have been added. <text:s/>In this way, when a battle is concluded, it may be said that a map has been completed. <text:s/>Every map in which a player is victorious will trigger a simple “level up” dialog, enabling said player to incrementally increase the status of the units under their control.</text:p>
      <text:p text:style-name="P34"/>
      <text:p text:style-name="P35">Database</text:p>
      <text:p text:style-name="P36"/>
      <text:p text:style-name="P37"><text:tab/>The game database is a collection of tables and data records containing the names and status of all registered players and their units. <text:s/>The database will also contain links to the game content (maps and sprites) such that a player may manually or automatically load content for play.</text:p>
      <text:p text:style-name="P38"/>
      <text:p text:style-name="P39">Module Definition / Distribution of Coding Effort</text:p>
      <text:p text:style-name="P40"/>
      <text:list text:style-name="LFO2" text:continue-numbering="true">
        <text:list-item>
          <text:p text:style-name="P41"><text:span text:style-name="T42">User Interface (form controls / qt widgets)</text:span>: form design; main menu; action toolbar; buttons and other widgets; shortcut keys.</text:p>
        </text:list-item>
        <text:list-item>
          <text:p text:style-name="P43"><text:span text:style-name="T44">User Interface (OpenGL graphics)</text:span>: map and grid drawing and control; 2D sprite loading; interactions between mouse and tactical map / sprites; special effects.</text:p>
        </text:list-item>
        <text:list-item>
          <text:p text:style-name="P45"><text:span text:style-name="T46">Database Design / Code</text:span>: storage and retrieval of map and unit data; player registration and log-in; save and load states; connect locally or remotely.</text:p>
        </text:list-item>
        <text:list-item>
          <text:p text:style-name="P47"><text:span text:style-name="T48">Game Mechanics &amp; AI</text:span>: player and AI movement; attack; defense; unit statistics; leveling up; math; map transitions; support of different AI mod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="Calibri" style:font-name-asian="Calibri" fo:font-size="11pt" style:font-size-asian="11pt" style:font-size-complex="11pt" style:language-asian="ar" style:country-asian="SA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style:line-height-at-least="0.0694in"/>
      <style:text-properties style:font-name="Tahoma" style:font-name-complex="Tahoma" fo:font-size="8pt" style:font-size-asian="8pt" style:font-size-complex="8pt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="Calibri" style:font-name-asian="Calibri" style:language-asian="ar" style:country-asian="SA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5006in" text:min-label-width="0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3in" text:min-label-width="0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5006in" text:min-label-width="0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opper</meta:initial-creator>
    <dc:creator>USAF User</dc:creator>
    <meta:creation-date>2010-02-23T13:57:00Z</meta:creation-date>
    <dc:date>2010-02-23T13:57:00Z</dc:date>
    <meta:print-date>2010-02-22T01:14:00Z</meta:print-date>
    <meta:template xlink:href="Normal.dotm" xlink:type="simple"/>
    <meta:editing-cycles>2</meta:editing-cycles>
    <meta:editing-duration>PT240S</meta:editing-duration>
    <meta:document-statistic meta:page-count="2" meta:paragraph-count="8" meta:word-count="672" meta:character-count="4499" meta:row-count="31" meta:non-whitespace-character-count="3835"/>
  </office:meta>
</office:document-meta>
</file>